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3.5cm"/>
      <style:paragraph-properties style:writing-mode="lr-tb"/>
    </style:style>
    <style:style style:name="gr3" style:family="graphic" style:parent-style-name="standard">
      <style:graphic-properties draw:stroke="none" draw:fill="none" draw:auto-grow-height="false" draw:fit-to-size="false" style:shrink-to-fit="true" fo:min-height="1.423cm"/>
      <style:paragraph-properties style:writing-mode="lr-tb"/>
    </style:style>
    <style:style style:name="gr4" style:family="graphic" style:parent-style-name="standard">
      <style:graphic-properties draw:fill-color="#800080" draw:textarea-horizontal-align="justify" draw:textarea-vertical-align="middle" draw:auto-grow-height="false" fo:min-height="2.25cm" fo:min-width="3.5cm"/>
      <style:paragraph-properties style:writing-mode="lr-tb"/>
    </style:style>
    <style:style style:name="gr5" style:family="graphic" style:parent-style-name="standard">
      <style:graphic-properties draw:fill-color="#800080" draw:textarea-horizontal-align="justify" draw:textarea-vertical-align="middle" draw:auto-grow-height="false" fo:min-height="3cm" fo:min-width="3.5cm"/>
      <style:paragraph-properties style:writing-mode="lr-tb"/>
    </style:style>
    <style:style style:name="gr6" style:family="graphic" style:parent-style-name="standard">
      <style:graphic-properties draw:fill-color="#800080" draw:textarea-horizontal-align="justify" draw:textarea-vertical-align="middle" draw:auto-grow-height="false" fo:min-height="7cm" fo:min-width="3.5cm"/>
      <style:paragraph-properties style:writing-mode="lr-tb"/>
    </style:style>
    <style:style style:name="gr7" style:family="graphic" style:parent-style-name="standard">
      <style:graphic-properties draw:fill-color="#800080" draw:textarea-horizontal-align="justify" draw:textarea-vertical-align="middle" draw:auto-grow-height="false" fo:min-height="6.5cm" fo:min-width="3.5cm"/>
      <style:paragraph-properties style:writing-mode="lr-tb"/>
    </style:style>
    <style:style style:name="gr8" style:family="graphic" style:parent-style-name="standard">
      <style:graphic-properties draw:fill-color="#800080" draw:textarea-horizontal-align="justify" draw:textarea-vertical-align="middle" draw:auto-grow-height="false" fo:min-height="4cm" fo:min-width="3.5cm"/>
      <style:paragraph-properties style:writing-mode="lr-tb"/>
    </style:style>
    <style:style style:name="gr9" style:family="graphic" style:parent-style-name="standard">
      <style:graphic-properties draw:fill-color="#800080" draw:textarea-horizontal-align="justify" draw:textarea-vertical-align="middle" draw:auto-grow-height="false" fo:min-height="9.75cm" fo:min-width="3.5cm"/>
      <style:paragraph-properties style:writing-mode="lr-tb"/>
    </style:style>
    <style:style style:name="P1" style:family="paragraph">
      <style:text-properties fo:font-weight="bold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text-properties fo:font-size="15pt"/>
    </style:style>
    <style:style style:name="P5" style:family="paragraph">
      <loext:graphic-properties draw:fill="none"/>
      <style:text-properties fo:font-size="15pt"/>
    </style:style>
    <style:style style:name="P6" style:family="paragraph">
      <loext:graphic-properties draw:fill-color="#800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77cm" svg:height="0.962cm" svg:x="18.5cm" svg:y="1.5cm">
          <draw:text-box>
            <text:p text:style-name="P1">NS en Linux</text:p>
          </draw:text-box>
        </draw:frame>
        <draw:custom-shape draw:style-name="gr2" draw:text-style-name="P3" draw:layer="layout" svg:width="4cm" svg:height="1.75cm" svg:x="2cm" svg:y="3.75cm">
          <text:p text:style-name="P3">PI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75cm" svg:x="8cm" svg:y="3.75cm">
          <text:p text:style-name="P3">UT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75cm" svg:x="13.5cm" svg:y="3.75cm">
          <text:p text:style-name="P3">M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75cm" svg:x="18.75cm" svg:y="3.75cm">
          <text:p text:style-name="P3">NET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cm" svg:height="1.673cm" svg:x="8cm" svg:y="5.577cm">
          <draw:text-box>
            <text:p text:style-name="P4">Unix Time-Sharing System</text:p>
          </draw:text-box>
        </draw:frame>
        <draw:custom-shape draw:style-name="gr2" draw:text-style-name="P3" draw:layer="layout" svg:width="4cm" svg:height="1.75cm" svg:x="24.25cm" svg:y="3.75cm">
          <text:p text:style-name="P3">IP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75cm" svg:x="29.75cm" svg:y="3.75cm">
          <text:p text:style-name="P3">Us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cm" svg:height="2.5cm" svg:x="2cm" svg:y="7.5cm">
          <text:p text:style-name="P3">NS tiene su propio init proces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cm" svg:height="3.25cm" svg:x="2cm" svg:y="11.75cm">
          <text:p text:style-name="P3">Primer proceso del NS tiene PID 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7.25cm" svg:x="7.75cm" svg:y="7.5cm">
          <text:p text:style-name="P3">Permite que procesos tenga un hostname-¿/domainname distinto al hos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6.75cm" svg:x="13.5cm" svg:y="7.25cm">
          <text:p text:style-name="P3">Montar/desmontar en una tabla de montaje distinta a la del hos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cm" svg:height="4.25cm" svg:x="18.75cm" svg:y="7.25cm">
          <text:p text:style-name="P3">Permite al NS tener su propio stack de red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cm" svg:height="4.25cm" svg:x="24.25cm" svg:y="7.25cm">
          <text:p text:style-name="P3">IPC interna separada del IPC del host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cm" svg:height="4.25cm" svg:x="24.25cm" svg:y="12cm">
          <text:p text:style-name="P3">IPC solo entre procesos del NS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cm" svg:height="4.25cm" svg:x="29.75cm" svg:y="7.25cm">
          <text:p text:style-name="P3">Permite usar root dentro pero no fuer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75cm" svg:x="35.75cm" svg:y="3.75cm">
          <text:p text:style-name="P3">Cgroup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cm" svg:height="4.25cm" svg:x="35.75cm" svg:y="7.25cm">
          <text:p text:style-name="P3">Aíslar jerarquías de control de recursos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cm" svg:height="10cm" svg:x="35.75cm" svg:y="12cm">
          <text:p text:style-name="P3">Básicamente controlar cantidad de recursos que los procesos dentro del NS pueden usa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3:31:15.921607712</meta:creation-date>
    <dc:date>2025-09-22T14:14:07.367219966</dc:date>
    <meta:editing-duration>PT42M47S</meta:editing-duration>
    <meta:editing-cycles>10</meta:editing-cycles>
    <meta:generator>LibreOffice/7.4.7.2$Linux_X86_64 LibreOffice_project/40$Build-2</meta:generator>
    <meta:document-statistic meta:object-count="19"/>
  </office:meta>
</office:document-meta>
</file>